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80000004387E5E3E17.png"/>
  <manifest:file-entry manifest:media-type="image/png" manifest:full-path="Pictures/100000000000039B0000036B9F3D98F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language-asian="ko" style:country-asian="KR"/>
    </style:style>
    <style:style style:name="P2" style:family="paragraph" style:parent-style-name="Standard" style:list-style-name="L1"/>
    <style:style style:name="T1" style:family="text">
      <style:text-properties style:language-asian="ko" style:country-asian="K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omjin Han</text:p>
      <text:p text:style-name="P1">Ted Krovetz</text:p>
      <text:p text:style-name="P1">CSC 140-01</text:p>
      <text:p text:style-name="P1">Homework 2</text:p>
      <text:p text:style-name="P1"/>
      <text:list xml:id="list6468422841402349319" text:style-name="L1">
        <text:list-item>
          <text:p text:style-name="P2"><draw:frame draw:style-name="fr1" draw:name="graphics1" text:anchor-type="paragraph" svg:x="0.5508in" svg:y="0.2646in" svg:width="5.5484in" svg:height="3.9398in" draw:z-index="0"><draw:image xlink:href="Pictures/100000000000039B0000036B9F3D98F4.png" xlink:type="simple" xlink:show="embed" xlink:actuate="onLoad"/></draw:frame><draw:frame draw:style-name="fr1" draw:name="graphics2" text:anchor-type="paragraph" svg:x="0.4417in" svg:y="4.4307in" svg:width="6.0339in" svg:height="3.9555in" draw:z-index="1"><draw:image xlink:href="Pictures/1000000000000780000004387E5E3E17.png" xlink:type="simple" xlink:show="embed" xlink:actuate="onLoad"/></draw:frame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15T00:36:49.68</meta:creation-date>
    <meta:document-statistic meta:table-count="0" meta:image-count="2" meta:object-count="0" meta:page-count="1" meta:paragraph-count="4" meta:word-count="8" meta:character-count="42"/>
    <dc:date>2019-02-15T01:03:59.87</dc:date>
    <meta:editing-duration>PT11M59S</meta:editing-duration>
    <meta:editing-cycles>1</meta:editing-cycles>
    <meta:generator>OpenOffice/4.1.5$Win32 OpenOffice.org_project/415m1$Build-9789</meta:generator>
  </office:meta>
</office:document-meta>
</file>